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56_128_64_1;DROP=0.5_05_0.5_0.0;X_LeRELU_LeRELU_LeRELU;MSELoss;ADAMAX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64_64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1_01_0.1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2_02_0.2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1_01_0.1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2_02_0.2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MISH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MISH_MISH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MISH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W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L1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0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2_02_0.2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64_64_64_1;DROP=0.5_05_0.5_0.0;X_LeRELU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SOFTMAX;L=20_2_1;DROP=0.0_0.0_0.0;X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SOFTMAX;L=20_2_1;DROP=0.0_0.0_0.0;X_LeRELU_LeRELU;MSELoss;ADAMAX=0.1;wd=0.001;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13 Sheet1.F38:Sheet1.F39 Sheet1.F42:Sheet1.F43 Sheet1.F50:Sheet1.F51 Sheet1.F54:Sheet1.F55 Sheet1.F58:Sheet1.F59 Sheet1.F62:Sheet1.F63 Sheet1.F66:Sheet1.F67 Sheet1.F46:Sheet1.F47 Sheet1.F70:Sheet1.F75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16:16:16.699000000</dc:date>
    <meta:editing-duration>PT21H1M44S</meta:editing-duration>
    <meta:editing-cycles>102</meta:editing-cycles>
    <meta:document-statistic meta:table-count="1" meta:cell-count="532" meta:object-count="0"/>
  </office:meta>
</office:document-meta>
</file>